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47b038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9e2da0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9ea980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9ea980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9ea980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07a2" officeooo:paragraph-rsid="008a07a2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9f856d" officeooo:paragraph-rsid="009f856d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a069eb" officeooo:paragraph-rsid="00a069eb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9181a2" officeooo:paragraph-rsid="009181a2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92f983" officeooo:paragraph-rsid="0092f983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65c902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90e9e"/>
    </style:style>
    <style:style style:name="T1" style:family="text">
      <style:text-properties style:text-line-through-style="none" style:text-line-through-type="none" style:font-name="DejaVu Sans Condensed" fo:font-size="12pt" fo:font-weight="normal" officeooo:rsid="0068017d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65c902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75b9d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8a07a2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490e9e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9e2da0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bold" officeooo:rsid="008a07a2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9cc43c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9e2da0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dc3a8" style:font-weight-asian="bold" style:font-weight-complex="bold"/>
    </style:style>
    <style:style style:name="T17" style:family="text">
      <style:text-properties officeooo:rsid="008dc3a8"/>
    </style:style>
    <style:style style:name="T18" style:family="text">
      <style:text-properties officeooo:rsid="0035db3e"/>
    </style:style>
    <style:style style:name="T19" style:family="text">
      <style:text-properties officeooo:rsid="00a069eb"/>
    </style:style>
    <style:style style:name="T20" style:family="text">
      <style:text-properties officeooo:rsid="00a2603b"/>
    </style:style>
    <style:style style:name="T21" style:family="text">
      <style:text-properties officeooo:rsid="00a40fb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18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A1" office:value-type="string">
            <text:p text:style-name="P7">3xx - Flight</text:p>
          </table:table-cell>
          <table:table-cell table:style-name="Table1.D1" office:value-type="string">
            <text:p text:style-name="P7">4xx - A2A</text:p>
          </table:table-cell>
          <table:table-cell table:style-name="Table1.D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14">202</text:span><text:span text:style-name="T8"> - </text:span><text:span text:style-name="T14">Ground </text:span><text:span text:style-name="T9">- </text:span><text:span text:style-name="T11">Pre</text:span><text:span text:style-name="T9">f</text:span><text:span text:style-name="T12">light</text:span><text:span text:style-name="T10">,</text:span><text:span text:style-name="T12"> </text:span><text:span text:style-name="T13">Performance Limits</text:span></text:p>
      <text:p text:style-name="P3"/>
      <text:p text:style-name="P4">Preflight checklist</text:p>
      <text:list text:style-name="L1">
        <text:list-item>
          <text:p text:style-name="P8"><text:span text:style-name="T15">Guns</text:span> ... <text:span text:style-name="T15">Arm</text:span> (three buttons on left side of instrument panel, <text:span text:style-name="T15">press and hold</text:span> until lights on center console come on)</text:p>
        </text:list-item>
        <text:list-item>
          <text:p text:style-name="P8"><text:span text:style-name="T15">Gun safety</text:span> ... <text:span text:style-name="T15">Off</text:span> <text:span text:style-name="T17">(red lever on top of stick) </text:span>(<text:span text:style-name="T15">Flip Down Trigger </text:span><text:span text:style-name="T16">press</text:span>)</text:p>
        </text:list-item>
        <text:list-item>
          <text:p text:style-name="P13"><text:span text:style-name="T1">If using external tanks: </text:span><text:span text:style-name="T7">Drop Tank Signal Switch </text:span><text:span text:style-name="T2">... </text:span><text:span text:style-name="T7">ON </text:span><text:span text:style-name="T3">(</text:span><text:span text:style-name="T4">center console</text:span><text:span text:style-name="T3">)</text:span></text:p>
        </text:list-item>
        <text:list-item>
          <text:p text:style-name="P14"><text:span text:style-name="T5">Begin taxi; </text:span><text:span text:style-name="T6">Rooksie brakes</text:span><text:span text:style-name="T3">.</text:span></text:p>
        </text:list-item>
      </text:list>
      <text:p text:style-name="P1"/>
      <text:p text:style-name="P2">Performance limits</text:p>
      <text:list text:style-name="L2">
        <text:list-item>
          <text:p text:style-name="P9">Fuel:</text:p>
          <text:list>
            <text:list-item>
              <text:p text:style-name="P9">Internal: 2584 lbs/1172 kg/<text:span text:style-name="T21">~</text:span>1050 <text:span text:style-name="T19">L</text:span></text:p>
            </text:list-item>
            <text:list-item>
              <text:p text:style-name="P10">Drop tanks:</text:p>
              <text:list>
                <text:list-item>
                  <text:p text:style-name="P10"><text:span text:style-name="T20">with </text:span>2x 300 L: 3682 lbs/1670 kg<text:span text:style-name="T20"> total fuel</text:span></text:p>
                </text:list-item>
                <text:list-item>
                  <text:p text:style-name="P10"><text:span text:style-name="T20">with </text:span>2x 400 L: 4048 lbs/1836 kg<text:span text:style-name="T20"> total fuel</text:span></text:p>
                </text:list-item>
                <text:list-item>
                  <text:p text:style-name="P10"><text:span text:style-name="T20">with </text:span>2x 600 L: 4780 lbs/2168 kg<text:span text:style-name="T20"> total fuel</text:span></text:p>
                </text:list-item>
              </text:list>
            </text:list-item>
          </text:list>
        </text:list-item>
        <text:list-item>
          <text:p text:style-name="P11">Max speed with external tanks:</text:p>
          <text:list>
            <text:list-item>
              <text:p text:style-name="P11">Small tanks (2x 300 L): 0.9 Mach, 5 Gs</text:p>
            </text:list-item>
            <text:list-item>
              <text:p text:style-name="P11">Large tanks (2x 600 L): 0.85 Mach</text:p>
            </text:list-item>
          </text:list>
        </text:list-item>
        <text:list-item>
          <text:p text:style-name="P11">Service ceiling: 15000 m without drop tanks, 13400 m with drop tanks</text:p>
        </text:list-item>
        <text:list-item>
          <text:p text:style-name="P12">Stall speed:</text:p>
          <text:list>
            <text:list-item>
              <text:p text:style-name="P12">Idle power, flaps and gear extended: 190 kph</text:p>
            </text:list-item>
            <text:list-item>
              <text:p text:style-name="P12">Idle power, flaps and gear retracted: 200 - 220 kph below 10000 m, 230 - 240 kph above 10000 m</text:p>
            </text:list-item>
            <text:list-item>
              <text:p text:style-name="P12">Max power, flaps and gear retracted: 200 kp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1:55:38.681000000</dc:date>
    <meta:editing-duration>P1DT52M56S</meta:editing-duration>
    <meta:editing-cycles>124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7" meta:word-count="204" meta:character-count="995" meta:non-whitespace-character-count="836"/>
  </office:meta>
</office:document-meta>
</file>